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37mm"/>
    </style:style>
    <style:style style:name="co3" style:family="table-column">
      <style:table-column-properties fo:break-before="auto" style:column-width="96.48mm"/>
    </style:style>
    <style:style style:name="co4" style:family="table-column">
      <style:table-column-properties fo:break-before="auto" style:column-width="26.49mm"/>
    </style:style>
    <style:style style:name="co5" style:family="table-column">
      <style:table-column-properties fo:break-before="auto" style:column-width="42.02mm"/>
    </style:style>
    <style:style style:name="co6" style:family="table-column">
      <style:table-column-properties fo:break-before="auto" style:column-width="54.27mm"/>
    </style:style>
    <style:style style:name="co7" style:family="table-column">
      <style:table-column-properties fo:break-before="auto" style:column-width="72.51mm"/>
    </style:style>
    <style:style style:name="co8" style:family="table-column">
      <style:table-column-properties fo:break-before="auto" style:column-width="42.56mm"/>
    </style:style>
    <style:style style:name="co9" style:family="table-column">
      <style:table-column-properties fo:break-before="auto" style:column-width="82.6mm"/>
    </style:style>
    <style:style style:name="co10" style:family="table-column">
      <style:table-column-properties fo:break-before="auto" style:column-width="25.14mm"/>
    </style:style>
    <style:style style:name="co11" style:family="table-column">
      <style:table-column-properties fo:break-before="auto" style:column-width="24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osyjskie w pukl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price_net_buy</text:p>
          </table:table-cell>
          <table:table-cell office:value-type="string" calcext:value-type="string">
            <text:p>price_net_sell</text:p>
          </table:table-cell>
          <table:table-cell office:value-type="string" calcext:value-type="string">
            <text:p>product_index</text:p>
          </table:table-cell>
          <table:table-cell office:value-type="string" calcext:value-type="string">
            <text:p>buy_number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gramature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product_kind</text:p>
          </table:table-cell>
        </table:table-row>
        <table:table-row table:style-name="ro1">
          <table:table-cell/>
          <table:table-cell office:value-type="string" calcext:value-type="string">
            <text:p>Włosy Rosyjskie w puklu</text:p>
          </table:table-cell>
          <table:table-cell office:value-type="string" calcext:value-type="string">
            <text:p>Włosy Rosyjskie w puklu, 61cm, 102g, rud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20" calcext:value-type="float">
            <text:p>920</text:p>
          </table:table-cell>
          <table:table-cell office:value-type="string" calcext:value-type="string">
            <text:p>RU0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ekko podatne</text:p>
          </table:table-cell>
          <table:table-cell office:value-type="string" calcext:value-type="string">
            <text:p>rud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Rosyjskie w puklu</text:p>
          </table:table-cell>
          <table:table-cell office:value-type="string" calcext:value-type="string">
            <text:p>Włosy Rosyjskie w puklu, 69cm, 101g, rud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10" calcext:value-type="float">
            <text:p>910</text:p>
          </table:table-cell>
          <table:table-cell office:value-type="string" calcext:value-type="string">
            <text:p>RU06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ekko podatne</text:p>
          </table:table-cell>
          <table:table-cell office:value-type="string" calcext:value-type="string">
            <text:p>rud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Rosyjskie w puklu</text:p>
          </table:table-cell>
          <table:table-cell office:value-type="string" calcext:value-type="string">
            <text:p>Włosy Rosyjskie w puklu, 61cm, 97g, rud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80" calcext:value-type="float">
            <text:p>880</text:p>
          </table:table-cell>
          <table:table-cell office:value-type="string" calcext:value-type="string">
            <text:p>RU0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lekko podatne</text:p>
          </table:table-cell>
          <table:table-cell office:value-type="string" calcext:value-type="string">
            <text:p>rud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Rosyjskie w puklu</text:p>
          </table:table-cell>
          <table:table-cell office:value-type="string" calcext:value-type="string">
            <text:p>Włosy Rosyjskie w puklu, 64cm, 116g, rud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50" calcext:value-type="float">
            <text:p>1050</text:p>
          </table:table-cell>
          <table:table-cell office:value-type="string" calcext:value-type="string">
            <text:p>RU0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lekko podatne</text:p>
          </table:table-cell>
          <table:table-cell office:value-type="string" calcext:value-type="string">
            <text:p>rud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Rosyjskie w puklu</text:p>
          </table:table-cell>
          <table:table-cell office:value-type="string" calcext:value-type="string">
            <text:p>Włosy Rosyjskie w puklu, 60cm, 95g, rud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60" calcext:value-type="float">
            <text:p>860</text:p>
          </table:table-cell>
          <table:table-cell office:value-type="string" calcext:value-type="string">
            <text:p>RU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ekko podatne</text:p>
          </table:table-cell>
          <table:table-cell office:value-type="string" calcext:value-type="string">
            <text:p>rud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Rosyjskie w puklu</text:p>
          </table:table-cell>
          <table:table-cell office:value-type="string" calcext:value-type="string">
            <text:p>Włosy Rosyjskie w puklu, 56cm, 99g, czarny brąz, #1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90" calcext:value-type="float">
            <text:p>790</text:p>
          </table:table-cell>
          <table:table-cell office:value-type="string" calcext:value-type="string">
            <text:p>RU0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ekko podatne</text:p>
          </table:table-cell>
          <table:table-cell office:value-type="string" calcext:value-type="string">
            <text:p>czarny brąz, #1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Rosyjskie w puklu</text:p>
          </table:table-cell>
          <table:table-cell office:value-type="string" calcext:value-type="string">
            <text:p>Włosy Rosyjskie w puklu, 57cm, 99g, czarny brąz, #1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90" calcext:value-type="float">
            <text:p>790</text:p>
          </table:table-cell>
          <table:table-cell office:value-type="string" calcext:value-type="string">
            <text:p>RU0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ekko podatne</text:p>
          </table:table-cell>
          <table:table-cell office:value-type="string" calcext:value-type="string">
            <text:p>czarny brąz, #1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Rosyjskie w puklu</text:p>
          </table:table-cell>
          <table:table-cell office:value-type="string" calcext:value-type="string">
            <text:p>Włosy Rosyjskie w puklu, 45cm, 52g, naturalny średni brąz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naturalny średni brąz, #3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łowiańskie w puklu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8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price_net_buy</text:p>
          </table:table-cell>
          <table:table-cell office:value-type="string" calcext:value-type="string">
            <text:p>price_net_sell</text:p>
          </table:table-cell>
          <table:table-cell office:value-type="string" calcext:value-type="string">
            <text:p>product_index</text:p>
          </table:table-cell>
          <table:table-cell office:value-type="string" calcext:value-type="string">
            <text:p>buy_number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gramature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product_kind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40, 10g, #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40, 10g, #1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40, 10g, #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40, 10g, #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40, 10g, #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40, 10g, #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40, 10g, #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40, 10g, #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40, 10g, #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40, 10g, #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40, 10g, #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40, 10g, #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40, 10g, #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40, 10g, #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40, 10g, #6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40, 10g, #6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40, 10g, #P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40, 10g, #P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40, 50g, #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0" calcext:value-type="float">
            <text:p>46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40, 50g, #1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0" calcext:value-type="float">
            <text:p>46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40, 50g, #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0" calcext:value-type="float">
            <text:p>46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40, 50g, #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0" calcext:value-type="float">
            <text:p>46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40, 50g, #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0" calcext:value-type="float">
            <text:p>46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40, 50g, #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0" calcext:value-type="float">
            <text:p>46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40, 50g, #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0" calcext:value-type="float">
            <text:p>46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40, 50g, #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0" calcext:value-type="float">
            <text:p>46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40, 50g, #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0" calcext:value-type="float">
            <text:p>46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40, 50g, #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0" calcext:value-type="float">
            <text:p>46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40, 50g, #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0" calcext:value-type="float">
            <text:p>46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40, 50g, #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0" calcext:value-type="float">
            <text:p>46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40, 50g, #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0" calcext:value-type="float">
            <text:p>46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40, 50g, #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0" calcext:value-type="float">
            <text:p>46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40, 50g, #6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0" calcext:value-type="float">
            <text:p>46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40, 50g, #6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0" calcext:value-type="float">
            <text:p>46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40, 50g, #P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0" calcext:value-type="float">
            <text:p>46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40, 50g, #P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0" calcext:value-type="float">
            <text:p>46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40, 100g, #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90" calcext:value-type="float">
            <text:p>79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40, 100g, #1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90" calcext:value-type="float">
            <text:p>79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40, 100g, #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90" calcext:value-type="float">
            <text:p>79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40, 100g, #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90" calcext:value-type="float">
            <text:p>79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40, 100g, #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90" calcext:value-type="float">
            <text:p>79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40, 100g, #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90" calcext:value-type="float">
            <text:p>79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40, 100g, #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90" calcext:value-type="float">
            <text:p>79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40, 100g, #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90" calcext:value-type="float">
            <text:p>79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40, 100g, #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90" calcext:value-type="float">
            <text:p>79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40, 100g, #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90" calcext:value-type="float">
            <text:p>79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40, 100g, #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90" calcext:value-type="float">
            <text:p>79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40, 100g, #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90" calcext:value-type="float">
            <text:p>79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40, 100g, #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90" calcext:value-type="float">
            <text:p>79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40, 100g, #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90" calcext:value-type="float">
            <text:p>79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40, 100g, #6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90" calcext:value-type="float">
            <text:p>79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40, 100g, #6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90" calcext:value-type="float">
            <text:p>79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40, 100g, #P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90" calcext:value-type="float">
            <text:p>79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40, 100g, #P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90" calcext:value-type="float">
            <text:p>79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15g, #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57.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15g, #1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57.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15g, #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57.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15g, #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57.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15g, #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57.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15g, #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57.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15g, #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57.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15g, #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57.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15g, #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57.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15g, #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57.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15g, #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57.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15g, #18-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57.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-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15g, #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57.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15g, #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57.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15g, #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57.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15g, #6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57.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15g, #6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57.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15g, #P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57.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15g, #P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57.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15g, #ASH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57.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AS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60g, #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88" calcext:value-type="float">
            <text:p>58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60g, #1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88" calcext:value-type="float">
            <text:p>58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60g, #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88" calcext:value-type="float">
            <text:p>58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60g, #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88" calcext:value-type="float">
            <text:p>58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60g, #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88" calcext:value-type="float">
            <text:p>58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60g, #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88" calcext:value-type="float">
            <text:p>58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60g, #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88" calcext:value-type="float">
            <text:p>58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60g, #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88" calcext:value-type="float">
            <text:p>58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60g, #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88" calcext:value-type="float">
            <text:p>58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60g, #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88" calcext:value-type="float">
            <text:p>58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60g, #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88" calcext:value-type="float">
            <text:p>58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60g, #18-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88" calcext:value-type="float">
            <text:p>58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-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60g, #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88" calcext:value-type="float">
            <text:p>58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60g, #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88" calcext:value-type="float">
            <text:p>58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60g, #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88" calcext:value-type="float">
            <text:p>58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60g, #6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88" calcext:value-type="float">
            <text:p>58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60g, #6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88" calcext:value-type="float">
            <text:p>58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60g, #P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88" calcext:value-type="float">
            <text:p>58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60g, #P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88" calcext:value-type="float">
            <text:p>58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60g, #ASH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88" calcext:value-type="float">
            <text:p>58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AS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105g, #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934.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105g, #1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934.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105g, #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934.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105g, #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934.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105g, #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934.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105g, #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934.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105g, #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934.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105g, #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934.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105g, #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934.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105g, #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934.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105g, #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934.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105g, #18-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934.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-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105g, #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934.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105g, #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934.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105g, #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934.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105g, #6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934.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105g, #6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934.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105g, #P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934.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105g, #P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934.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105g, #ASH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934.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ASH</text:p>
          </table:table-cell>
          <table:table-cell office:value-type="float" office:value="0" calcext:value-type="float">
            <text:p>0</text:p>
          </table:table-cell>
        </table:table-row>
      </table:table>
      <table:table table:name="indyjskie w puklu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price_net_buy</text:p>
          </table:table-cell>
          <table:table-cell office:value-type="string" calcext:value-type="string">
            <text:p>price_net_sell</text:p>
          </table:table-cell>
          <table:table-cell office:value-type="string" calcext:value-type="string">
            <text:p>product_index</text:p>
          </table:table-cell>
          <table:table-cell office:value-type="string" calcext:value-type="string">
            <text:p>buy_number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gramature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product_kind</text:p>
          </table:table-cell>
        </table:table-row>
        <table:table-row table:style-name="ro1">
          <table:table-cell/>
          <table:table-cell office:value-type="string" calcext:value-type="string">
            <text:p>Włosy indyjskie w puklu</text:p>
          </table:table-cell>
          <table:table-cell office:value-type="string" calcext:value-type="string">
            <text:p>Włosy indyjskie w puklu, 57cm, 30g, czarn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string" calcext:value-type="string">
            <text:p>IND0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czarn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indyjskie w puklu</text:p>
          </table:table-cell>
          <table:table-cell office:value-type="string" calcext:value-type="string">
            <text:p>Włosy indyjskie w puklu, 55cm, 38g, czarn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office:value-type="string" calcext:value-type="string">
            <text:p>IND0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czarn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indyjskie w puklu</text:p>
          </table:table-cell>
          <table:table-cell office:value-type="string" calcext:value-type="string">
            <text:p>Włosy indyjskie w puklu, 55cm, 108g, czarn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office:value-type="string" calcext:value-type="string">
            <text:p>IND0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czarn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indyjskie w puklu</text:p>
          </table:table-cell>
          <table:table-cell office:value-type="string" calcext:value-type="string">
            <text:p>Włosy indyjskie w puklu, 59cm, 94g, czarn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office:value-type="string" calcext:value-type="string">
            <text:p>IND0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czarn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indyjskie w puklu</text:p>
          </table:table-cell>
          <table:table-cell office:value-type="string" calcext:value-type="string">
            <text:p>Włosy indyjskie w puklu, 59cm, 94g, czarn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office:value-type="string" calcext:value-type="string">
            <text:p>IND0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czarn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indyjskie w puklu</text:p>
          </table:table-cell>
          <table:table-cell office:value-type="string" calcext:value-type="string">
            <text:p>Włosy indyjskie w puklu, 50-55cm, 44g, czarn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IND0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czarn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indyjskie w puklu</text:p>
          </table:table-cell>
          <table:table-cell office:value-type="string" calcext:value-type="string">
            <text:p>Włosy indyjskie w puklu, 55cm, 28g, czarn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office:value-type="string" calcext:value-type="string">
            <text:p>IND0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czarn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indyjskie w puklu</text:p>
          </table:table-cell>
          <table:table-cell office:value-type="string" calcext:value-type="string">
            <text:p>Włosy indyjskie w puklu, 53cm, 105g, czarn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string" calcext:value-type="string">
            <text:p>IND1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czarn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indyjskie w puklu</text:p>
          </table:table-cell>
          <table:table-cell office:value-type="string" calcext:value-type="string">
            <text:p>Włosy indyjskie w puklu, 59cm, 94g, czarn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office:value-type="string" calcext:value-type="string">
            <text:p>IND1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czarn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indyjskie w puklu</text:p>
          </table:table-cell>
          <table:table-cell office:value-type="string" calcext:value-type="string">
            <text:p>Włosy indyjskie w puklu, 55cm, 38g, czarn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office:value-type="string" calcext:value-type="string">
            <text:p>IND1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czarn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indyjskie w puklu</text:p>
          </table:table-cell>
          <table:table-cell office:value-type="string" calcext:value-type="string">
            <text:p>Włosy indyjskie w puklu, 59cm, 66g, czarn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30" calcext:value-type="float">
            <text:p>530</text:p>
          </table:table-cell>
          <table:table-cell office:value-type="string" calcext:value-type="string">
            <text:p>IND1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czarn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indyjskie w puklu</text:p>
          </table:table-cell>
          <table:table-cell office:value-type="string" calcext:value-type="string">
            <text:p>Włosy indyjskie w puklu, 60cm, 93g, czarn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office:value-type="string" calcext:value-type="string">
            <text:p>IND1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czarn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indyjskie w puklu</text:p>
          </table:table-cell>
          <table:table-cell office:value-type="string" calcext:value-type="string">
            <text:p>Włosy indyjskie w puklu, 57cm, 33g, czarn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IND1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czarn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indyjskie w puklu</text:p>
          </table:table-cell>
          <table:table-cell office:value-type="string" calcext:value-type="string">
            <text:p>Włosy indyjskie w puklu, 40cm, 29g, platynow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IND1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platynow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indyjskie w puklu</text:p>
          </table:table-cell>
          <table:table-cell office:value-type="string" calcext:value-type="string">
            <text:p>Włosy indyjskie w puklu, 41cm, 34g, platynow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IND1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platynow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indyjskie w puklu</text:p>
          </table:table-cell>
          <table:table-cell office:value-type="string" calcext:value-type="string">
            <text:p>Włosy indyjskie w puklu, 41cm, 31g, platynow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IND2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platynow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indyjskie w puklu</text:p>
          </table:table-cell>
          <table:table-cell office:value-type="string" calcext:value-type="string">
            <text:p>Włosy indyjskie w puklu, 41cm, 32g, platynow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office:value-type="string" calcext:value-type="string">
            <text:p>IND2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platynow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indyjskie w puklu</text:p>
          </table:table-cell>
          <table:table-cell office:value-type="string" calcext:value-type="string">
            <text:p>Włosy indyjskie w puklu, 41cm, 30g, platynow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IND2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platynow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indyjskie w puklu</text:p>
          </table:table-cell>
          <table:table-cell office:value-type="string" calcext:value-type="string">
            <text:p>Włosy indyjskie w puklu, 41cm, 30g, platynow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IND2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platynow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indyjskie w puklu</text:p>
          </table:table-cell>
          <table:table-cell office:value-type="string" calcext:value-type="string">
            <text:p>Włosy indyjskie w puklu, 41cm, 66g, platynow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string" calcext:value-type="string">
            <text:p>IND2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platynow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indyjskie w puklu</text:p>
          </table:table-cell>
          <table:table-cell office:value-type="string" calcext:value-type="string">
            <text:p>Włosy indyjskie w puklu, 40cm, 25g, platynow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IND2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platynow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indyjskie w puklu</text:p>
          </table:table-cell>
          <table:table-cell office:value-type="string" calcext:value-type="string">
            <text:p>Włosy indyjskie w puklu, 42cm, 66g, platynow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string" calcext:value-type="string">
            <text:p>IND2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platynow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indyjskie w puklu</text:p>
          </table:table-cell>
          <table:table-cell office:value-type="string" calcext:value-type="string">
            <text:p>Włosy indyjskie w puklu, 41cm, 58g, platynow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string" calcext:value-type="string">
            <text:p>IND2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platynow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indyjskie w puklu</text:p>
          </table:table-cell>
          <table:table-cell office:value-type="string" calcext:value-type="string">
            <text:p>Włosy indyjskie w puklu, 41cm, 60g, platynow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office:value-type="string" calcext:value-type="string">
            <text:p>IND2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platynow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indyjskie w puklu</text:p>
          </table:table-cell>
          <table:table-cell office:value-type="string" calcext:value-type="string">
            <text:p>Włosy indyjskie w puklu, 40-42cm, 94g, platynow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0" calcext:value-type="float">
            <text:p>450</text:p>
          </table:table-cell>
          <table:table-cell office:value-type="string" calcext:value-type="string">
            <text:p>IND3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platynow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indyjskie w puklu</text:p>
          </table:table-cell>
          <table:table-cell office:value-type="string" calcext:value-type="string">
            <text:p>Włosy indyjskie w puklu, 40-41cm, 91g, platynow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40" calcext:value-type="float">
            <text:p>440</text:p>
          </table:table-cell>
          <table:table-cell office:value-type="string" calcext:value-type="string">
            <text:p>IND3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platynow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indyjskie w puklu</text:p>
          </table:table-cell>
          <table:table-cell office:value-type="string" calcext:value-type="string">
            <text:p>Włosy indyjskie w puklu, 40cm, 92g, platynow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40" calcext:value-type="float">
            <text:p>440</text:p>
          </table:table-cell>
          <table:table-cell office:value-type="string" calcext:value-type="string">
            <text:p>IND3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platynow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indyjskie w puklu</text:p>
          </table:table-cell>
          <table:table-cell office:value-type="string" calcext:value-type="string">
            <text:p>Włosy indyjskie w puklu, 40cm, 92g, platynow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40" calcext:value-type="float">
            <text:p>440</text:p>
          </table:table-cell>
          <table:table-cell office:value-type="string" calcext:value-type="string">
            <text:p>IND3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platynow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indyjskie w puklu</text:p>
          </table:table-cell>
          <table:table-cell office:value-type="string" calcext:value-type="string">
            <text:p>Włosy indyjskie w puklu, 50-58cm, 82g, czarn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string" calcext:value-type="string">
            <text:p>IND3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czarn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indyjskie w puklu</text:p>
          </table:table-cell>
          <table:table-cell office:value-type="string" calcext:value-type="string">
            <text:p>Włosy indyjskie w puklu, 50-60cm, 52g, czarn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IND3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czarn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indyjskie w puklu</text:p>
          </table:table-cell>
          <table:table-cell office:value-type="string" calcext:value-type="string">
            <text:p>Włosy indyjskie w puklu, 55-60cm, 73g, czarn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IND3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czarn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indyjskie w puklu</text:p>
          </table:table-cell>
          <table:table-cell office:value-type="string" calcext:value-type="string">
            <text:p>Włosy indyjskie w puklu, 55-60cm, 58g, czarn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office:value-type="string" calcext:value-type="string">
            <text:p>IND3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czarn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indyjskie w puklu</text:p>
          </table:table-cell>
          <table:table-cell office:value-type="string" calcext:value-type="string">
            <text:p>Włosy indyjskie w puklu, 55-60cm, 95g, czarn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0" calcext:value-type="float">
            <text:p>460</text:p>
          </table:table-cell>
          <table:table-cell office:value-type="string" calcext:value-type="string">
            <text:p>IND3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czarn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indyjskie w puklu</text:p>
          </table:table-cell>
          <table:table-cell office:value-type="string" calcext:value-type="string">
            <text:p>Włosy indyjskie w puklu, 55-58cm, 94g, czarn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0" calcext:value-type="float">
            <text:p>450</text:p>
          </table:table-cell>
          <table:table-cell office:value-type="string" calcext:value-type="string">
            <text:p>IND3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czarn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indyjskie w puklu</text:p>
          </table:table-cell>
          <table:table-cell office:value-type="string" calcext:value-type="string">
            <text:p>Włosy indyjskie w puklu, 55-60cm, 94g, czarn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0" calcext:value-type="float">
            <text:p>450</text:p>
          </table:table-cell>
          <table:table-cell office:value-type="string" calcext:value-type="string">
            <text:p>IND4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czarn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indyjskie w puklu</text:p>
          </table:table-cell>
          <table:table-cell office:value-type="string" calcext:value-type="string">
            <text:p>Włosy indyjskie w puklu, 55-58cm, 66g, czarn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string" calcext:value-type="string">
            <text:p>IND4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czarn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indyjskie w puklu</text:p>
          </table:table-cell>
          <table:table-cell office:value-type="string" calcext:value-type="string">
            <text:p>Włosy indyjskie w puklu, 55-58cm, 49g, czarn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string" calcext:value-type="string">
            <text:p>IND4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czarn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indyjskie w puklu</text:p>
          </table:table-cell>
          <table:table-cell office:value-type="string" calcext:value-type="string">
            <text:p>Włosy indyjskie w puklu, 55-60cm, 93g, czarn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0" calcext:value-type="float">
            <text:p>450</text:p>
          </table:table-cell>
          <table:table-cell office:value-type="string" calcext:value-type="string">
            <text:p>IND4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czarn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indyjskie w puklu</text:p>
          </table:table-cell>
          <table:table-cell office:value-type="string" calcext:value-type="string">
            <text:p>Włosy indyjskie w puklu, 55-60cm, 97g, czarn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70" calcext:value-type="float">
            <text:p>470</text:p>
          </table:table-cell>
          <table:table-cell office:value-type="string" calcext:value-type="string">
            <text:p>IND4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czarn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indyjskie w puklu</text:p>
          </table:table-cell>
          <table:table-cell office:value-type="string" calcext:value-type="string">
            <text:p>Włosy indyjskie w puklu, 55-58cm, 110g, czarn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30" calcext:value-type="float">
            <text:p>530</text:p>
          </table:table-cell>
          <table:table-cell office:value-type="string" calcext:value-type="string">
            <text:p>IND4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czarn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indyjskie w puklu</text:p>
          </table:table-cell>
          <table:table-cell office:value-type="string" calcext:value-type="string">
            <text:p>Włosy indyjskie w puklu, 55-58cm, 84g, czarn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string" calcext:value-type="string">
            <text:p>IND4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czarn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indyjskie w puklu</text:p>
          </table:table-cell>
          <table:table-cell office:value-type="string" calcext:value-type="string">
            <text:p>Włosy indyjskie w puklu, 55-60cm, 93g, czarn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0" calcext:value-type="float">
            <text:p>450</text:p>
          </table:table-cell>
          <table:table-cell office:value-type="string" calcext:value-type="string">
            <text:p>IND4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czarn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indyjskie w puklu</text:p>
          </table:table-cell>
          <table:table-cell office:value-type="string" calcext:value-type="string">
            <text:p>Włosy indyjskie w puklu, 55-60cm, 97g, czarn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70" calcext:value-type="float">
            <text:p>470</text:p>
          </table:table-cell>
          <table:table-cell office:value-type="string" calcext:value-type="string">
            <text:p>IND4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czarn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indyjskie w puklu</text:p>
          </table:table-cell>
          <table:table-cell office:value-type="string" calcext:value-type="string">
            <text:p>Włosy indyjskie w puklu, 55cm, 64g, czarn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office:value-type="string" calcext:value-type="string">
            <text:p>IND4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czarn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indyjskie w puklu</text:p>
          </table:table-cell>
          <table:table-cell office:value-type="string" calcext:value-type="string">
            <text:p>Włosy indyjskie w puklu, 50-56cm, 55g, czarn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IND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czarn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indyjskie w puklu</text:p>
          </table:table-cell>
          <table:table-cell office:value-type="string" calcext:value-type="string">
            <text:p>Włosy indyjskie w puklu, 55-58cm, 71g, czarn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string" calcext:value-type="string">
            <text:p>IND5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czarn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indyjskie w puklu</text:p>
          </table:table-cell>
          <table:table-cell office:value-type="string" calcext:value-type="string">
            <text:p>Włosy indyjskie w puklu, 55-58cm, 54g, czarn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IND5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czarn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indyjskie w puklu</text:p>
          </table:table-cell>
          <table:table-cell office:value-type="string" calcext:value-type="string">
            <text:p>Włosy indyjskie w puklu, 55cm, 61g, czarn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string" calcext:value-type="string">
            <text:p>IND5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czarn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indyjskie w puklu</text:p>
          </table:table-cell>
          <table:table-cell office:value-type="string" calcext:value-type="string">
            <text:p>Włosy indyjskie w puklu, 55-58cm, 90g, czarn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string" calcext:value-type="string">
            <text:p>IND5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czarn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indyjskie w puklu</text:p>
          </table:table-cell>
          <table:table-cell office:value-type="string" calcext:value-type="string">
            <text:p>Włosy indyjskie w puklu, 55-58cm, 88g, czarn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string" calcext:value-type="string">
            <text:p>IND5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czarn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indyjskie w puklu</text:p>
          </table:table-cell>
          <table:table-cell office:value-type="string" calcext:value-type="string">
            <text:p>Włosy indyjskie w puklu, 55-59cm, 51g, czarn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IND5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czarn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indyjskie w puklu</text:p>
          </table:table-cell>
          <table:table-cell office:value-type="string" calcext:value-type="string">
            <text:p>Włosy indyjskie w puklu, 50-55cm, 52g, czarn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IND5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czarn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indyjskie w puklu</text:p>
          </table:table-cell>
          <table:table-cell office:value-type="string" calcext:value-type="string">
            <text:p>Włosy indyjskie w puklu, 55-60cm, 67g, czarn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string" calcext:value-type="string">
            <text:p>IND5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czarn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indyjskie w puklu</text:p>
          </table:table-cell>
          <table:table-cell office:value-type="string" calcext:value-type="string">
            <text:p>Włosy indyjskie w puklu, 55-58cm, 95g, czarn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0" calcext:value-type="float">
            <text:p>460</text:p>
          </table:table-cell>
          <table:table-cell office:value-type="string" calcext:value-type="string">
            <text:p>IND5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czarn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indyjskie w puklu</text:p>
          </table:table-cell>
          <table:table-cell office:value-type="string" calcext:value-type="string">
            <text:p>Włosy indyjskie w puklu, 55-60cm, 44g, czarn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office:value-type="string" calcext:value-type="string">
            <text:p>IND6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czarn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indyjskie w puklu</text:p>
          </table:table-cell>
          <table:table-cell office:value-type="string" calcext:value-type="string">
            <text:p>Włosy indyjskie w puklu, 55-59cm, 52g, czarn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IND6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czarn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indyjskie w puklu</text:p>
          </table:table-cell>
          <table:table-cell office:value-type="string" calcext:value-type="string">
            <text:p>Włosy indyjskie w puklu, 55-60cm, 91g, czarn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40" calcext:value-type="float">
            <text:p>440</text:p>
          </table:table-cell>
          <table:table-cell office:value-type="string" calcext:value-type="string">
            <text:p>IND6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czarn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indyjskie w puklu</text:p>
          </table:table-cell>
          <table:table-cell office:value-type="string" calcext:value-type="string">
            <text:p>Włosy indyjskie w puklu, 55-62cm, 92g, czarn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40" calcext:value-type="float">
            <text:p>440</text:p>
          </table:table-cell>
          <table:table-cell office:value-type="string" calcext:value-type="string">
            <text:p>IND6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czarn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indyjskie w puklu</text:p>
          </table:table-cell>
          <table:table-cell office:value-type="string" calcext:value-type="string">
            <text:p>Włosy indyjskie w puklu, 55-60cm, 88g, czarn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20" calcext:value-type="float">
            <text:p>420</text:p>
          </table:table-cell>
          <table:table-cell office:value-type="string" calcext:value-type="string">
            <text:p>IND6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czarn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indyjskie w puklu</text:p>
          </table:table-cell>
          <table:table-cell office:value-type="string" calcext:value-type="string">
            <text:p>Włosy indyjskie w puklu, 55-59cm, 73g, czarn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IND6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czarn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indyjskie w puklu</text:p>
          </table:table-cell>
          <table:table-cell office:value-type="string" calcext:value-type="string">
            <text:p>Włosy indyjskie w puklu, 55-60cm, 91g, czarn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40" calcext:value-type="float">
            <text:p>440</text:p>
          </table:table-cell>
          <table:table-cell office:value-type="string" calcext:value-type="string">
            <text:p>IND6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czarn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indyjskie w puklu</text:p>
          </table:table-cell>
          <table:table-cell office:value-type="string" calcext:value-type="string">
            <text:p>Włosy indyjskie w puklu, 55-59cm, 99g, czarn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office:value-type="string" calcext:value-type="string">
            <text:p>IND6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czarn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indyjskie w puklu</text:p>
          </table:table-cell>
          <table:table-cell office:value-type="string" calcext:value-type="string">
            <text:p>Włosy indyjskie w puklu, 55-59cm, 56g, czarn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IND6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czarn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indyjskie w puklu</text:p>
          </table:table-cell>
          <table:table-cell office:value-type="string" calcext:value-type="string">
            <text:p>Włosy indyjskie w puklu, 55-59cm, 94g, czarn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0" calcext:value-type="float">
            <text:p>450</text:p>
          </table:table-cell>
          <table:table-cell office:value-type="string" calcext:value-type="string">
            <text:p>IND6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czarny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5">00.00.0000</text:date>, <text:time style:data-style-name="N2" text:time-value="11:40:11.36536619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5T10:48:15.895328028</meta:creation-date>
    <dc:date>2019-07-15T15:49:23.548529112</dc:date>
    <meta:editing-duration>PT3H23M46S</meta:editing-duration>
    <meta:editing-cycles>33</meta:editing-cycles>
    <meta:generator>LibreOffice/6.1.6.3$Linux_X86_64 LibreOffice_project/10$Build-3</meta:generator>
    <meta:document-statistic meta:table-count="3" meta:cell-count="1787" meta:object-count="0"/>
  </office:meta>
</office:document-meta>
</file>